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546" officeooo:paragraph-rsid="000be546"/>
    </style:style>
    <style:style style:name="P2" style:family="paragraph" style:parent-style-name="Standard">
      <style:paragraph-properties fo:text-align="justify" style:justify-single-word="false"/>
      <style:text-properties officeooo:rsid="000be546" officeooo:paragraph-rsid="000be546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be546" officeooo:paragraph-rsid="000be546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0be546" officeooo:paragraph-rsid="000be546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rsid="000be546" officeooo:paragraph-rsid="000be546"/>
    </style:style>
    <style:style style:name="P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be546" officeooo:paragraph-rsid="000be546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be546" officeooo:paragraph-rsid="000be5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</text:p>
      <text:p text:style-name="P2"/>
      <text:p text:style-name="P4">Itens solicitados e atendidos para a P2:</text:p>
      <text:list text:style-name="L1">
        <text:list-item>
          <text:p text:style-name="P6">Comentar o código</text:p>
        </text:list-item>
        <text:list-item>
          <text:p text:style-name="P6">Colocar um exemplo passo a passo da minimização de um AFD</text:p>
        </text:list-item>
      </text:list>
      <text:p text:style-name="P3"/>
      <text:p text:style-name="P5">Itens solicitados e atendidos para a P3:</text:p>
      <text:list text:style-name="L2">
        <text:list-item>
          <text:p text:style-name="P7">Comentar o código</text:p>
        </text:list-item>
        <text:list-item>
          <text:p text:style-name="P7">Colocar as máquinas de Turing trabalhando em paralel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6:32:28.614463359</meta:creation-date>
    <dc:date>2025-02-14T16:34:21.322953667</dc:date>
    <meta:editing-duration>PT1M53S</meta:editing-duration>
    <meta:editing-cycles>1</meta:editing-cycles>
    <meta:document-statistic meta:table-count="0" meta:image-count="0" meta:object-count="0" meta:page-count="1" meta:paragraph-count="7" meta:word-count="44" meta:character-count="237" meta:non-whitespace-character-count="204"/>
    <meta:generator>LibreOffice/24.2.7.2$Linux_X86_64 LibreOffice_project/420$Build-2</meta:generator>
  </office:meta>
</office:document-meta>
</file>